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0000" draw:textarea-vertical-align="middle" draw:auto-grow-height="false" fo:min-height="0.749cm" fo:min-width="0.499cm"/>
    </style:style>
    <style:style style:name="gr6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7" style:family="graphic" style:parent-style-name="standard">
      <style:graphic-properties svg:stroke-width="0.7cm" svg:stroke-color="#ff6309" draw:marker-start-width="1.25cm" draw:marker-end="Rounded_20_short_20_Arrow" draw:marker-end-width="1.35cm" svg:stroke-opacity="70%" fo:padding-top="0.475cm" fo:padding-bottom="0.475cm" fo:padding-left="0.6cm" fo:padding-right="0.6cm"/>
    </style:style>
    <style:style style:name="gr8" style:family="graphic" style:parent-style-name="standard">
      <style:graphic-properties draw:stroke="none" draw:fill="none" fo:min-height="0.476cm"/>
    </style:style>
    <style:style style:name="gr9" style:family="graphic" style:parent-style-name="standard">
      <style:graphic-properties draw:stroke="none" draw:fill="none" fo:min-height="1.131cm"/>
    </style:style>
    <style:style style:name="gr10" style:family="graphic" style:parent-style-name="standard">
      <style:graphic-properties draw:stroke="solid" draw:fill="solid" draw:fill-color="#ffff00" fo:min-height="1.233cm"/>
    </style:style>
    <style:style style:name="gr11" style:family="graphic" style:parent-style-name="standard">
      <style:graphic-properties svg:stroke-width="0.4cm" svg:stroke-color="#ff950e" draw:marker-start-width="0.8cm" draw:marker-end="Arrowheads_20_1" draw:marker-end-width="0.9cm" fo:padding-top="0.325cm" fo:padding-bottom="0.325cm" fo:padding-left="0.45cm" fo:padding-right="0.45cm"/>
    </style:style>
    <style:style style:name="gr12" style:family="graphic" style:parent-style-name="standard">
      <style:graphic-properties draw:stroke="solid" svg:stroke-width="0cm" draw:marker-start-width="0.2cm" draw:marker-end-width="0.2cm" draw:fill="solid" draw:fill-color="#ffff00" fo:min-height="0.476cm"/>
    </style:style>
    <style:style style:name="gr13" style:family="graphic" style:parent-style-name="standard">
      <style:graphic-properties draw:stroke="solid" svg:stroke-width="0cm" draw:marker-start-width="0.2cm" draw:marker-end-width="0.2cm" draw:fill="solid" draw:fill-color="#94bd5e" fo:min-height="5.143cm"/>
    </style:style>
    <style:style style:name="gr14" style:family="graphic" style:parent-style-name="standard">
      <style:graphic-properties svg:stroke-width="0.4cm" svg:stroke-color="#666666" draw:marker-start-width="0.8cm" draw:marker-end="Arrowheads_20_1" draw:marker-end-width="0.9cm" fo:padding-top="0.325cm" fo:padding-bottom="0.325cm" fo:padding-left="0.45cm" fo:padding-right="0.45cm"/>
    </style:style>
    <style:style style:name="gr15" style:family="graphic" style:parent-style-name="standard">
      <style:graphic-properties svg:stroke-width="0.5cm" svg:stroke-color="#666666" draw:marker-start-width="0.95cm" draw:marker-end="Arrowheads_20_1" draw:marker-end-width="1.05cm" fo:padding-top="0.375cm" fo:padding-bottom="0.375cm" fo:padding-left="0.5cm" fo:padding-right="0.5cm"/>
    </style:style>
    <style:style style:name="gr16" style:family="graphic" style:parent-style-name="standard">
      <style:graphic-properties svg:stroke-width="0.4cm" svg:stroke-color="#ff6309" draw:marker-start-width="0.8cm" draw:marker-end="Arrowheads_20_1" draw:marker-end-width="0.9cm" svg:stroke-opacity="70%" fo:padding-top="0.325cm" fo:padding-bottom="0.325cm" fo:padding-left="0.45cm" fo:padding-right="0.4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10pt" fo:font-weight="bold" style:font-size-asian="18pt" style:font-weight-asian="bold" style:font-size-complex="18pt" style:font-weight-complex="bold"/>
    </style:style>
    <style:style style:name="P5" style:family="paragraph"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text-properties fo:font-size="11pt" fo:font-weight="bold" style:font-size-asian="11pt" style:font-weight-asian="bold" style:font-size-complex="11pt" style:font-weight-complex="bold"/>
    </style:style>
    <style:style style:name="P7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bold" style:font-size-asian="18pt" style:font-weight-asian="bold" style:font-size-complex="18pt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16.859cm" svg:height="13.421cm" svg:x="1.492cm" svg:y="6.762cm">
          <draw:glue-point draw:id="4" svg:x="5cm" svg:y="3.812cm"/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9.936cm" svg:height="7.227cm" svg:x="19.354cm" svg:y="9.384cm">
          <draw:glue-point draw:id="4" svg:x="-3.217cm" svg:y="-1.654cm"/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2" draw:layer="layout" svg:width="7.038cm" svg:height="4.12cm" svg:x="20.607cm" svg:y="11.4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.828cm" svg:height="1.531cm" svg:x="3.007cm" svg:y="4.66cm">
          <text:p text:style-name="P1"><text:span text:style-name="T1">Transferencia Tecnológica y de Conocimientos en el área de</text:span></text:p>
          <text:p text:style-name="P1"><text:span text:style-name="T1">Sistemas Embebido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7" draw:layer="layout" svg:width="6.58cm" svg:height="2.457cm" svg:x="1.732cm" svg:y="7.405cm">
          <text:p text:style-name="P3"><text:span text:style-name="T2">Identificación de las causas que </text:span></text:p>
          <text:p text:style-name="P3"><text:span text:style-name="T2">generan <text:s text:c="2"/>atraso en la industria </text:span></text:p>
          <text:p text:style-name="P3"><text:span text:style-name="T2"><text:s/></text:span><text:span text:style-name="T2">Electrónica <text:s/>Nacional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id="id5" draw:layer="layout" svg:width="5.947cm" svg:height="1.441cm" svg:x="11.59cm" svg:y="7.875cm">
          <text:p text:style-name="P3"><text:span text:style-name="T2">Estudio en Concepción, Diseño,</text:span></text:p>
          <text:p text:style-name="P3"><text:span text:style-name="T2"><text:s/></text:span><text:span text:style-name="T2">Implementación y Operación de </text:span></text:p>
          <text:p text:style-name="P3"><text:span text:style-name="T2">Sistemas Embebidos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302cm" svg:height="2.989cm" svg:x="8.286cm" svg:y="6.239cm">
          <text:p/>
          <draw:enhanced-geometry svg:viewBox="0 0 144 122" draw:mirror-horizontal="false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6" draw:text-style-name="P4" draw:id="id10" draw:layer="layout" svg:width="5.947cm" svg:height="2.67cm" svg:x="7.074cm" svg:y="16.555cm">
          <text:p text:style-name="P3"><text:span text:style-name="T2">Generar Actividades para la transfe-</text:span></text:p>
          <text:p text:style-name="P3"><text:span text:style-name="T2">rencia tecnológica en sistemas </text:span></text:p>
          <text:p text:style-name="P3"><text:span text:style-name="T2">embebidos en Colomb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svg:x1="18.351cm" svg:y1="13.472cm" svg:x2="20.607cm" svg:y2="13.463cm" draw:start-shape="id1" draw:start-glue-point="1" draw:end-shape="id2" draw:end-glue-point="3" svg:d="m18351 13472h1128v-9h1128">
          <text:p/>
        </draw:connector>
        <draw:frame draw:style-name="gr8" draw:text-style-name="P5" draw:layer="layout" svg:width="5.876cm" svg:height="1.199cm" svg:x="21.335cm" svg:y="12.132cm">
          <draw:text-box>
            <text:p><text:span text:style-name="T1">Generación y Difusión de Conocimiento</text:span></text:p>
          </draw:text-box>
        </draw:frame>
        <draw:frame draw:style-name="gr9" draw:text-style-name="P5" draw:layer="layout" svg:width="11.599cm" svg:height="1.381cm" svg:x="19.001cm" svg:y="9.756cm">
          <draw:text-box>
            <text:p><text:span text:style-name="T1">Conocimiento como Bien Común</text:span></text:p>
            <text:p><text:span text:style-name="T1"><text:s/></text:span><text:span text:style-name="T1">(Hardware Copyleft)</text:span></text:p>
          </draw:text-box>
        </draw:frame>
        <draw:frame draw:style-name="gr8" draw:text-style-name="P6" draw:layer="layout" svg:width="5.696cm" svg:height="1.115cm" svg:x="21.251cm" svg:y="13.581cm">
          <draw:text-box>
            <text:p><text:span text:style-name="T3">Creación de una empresa de base tecnológica</text:span></text:p>
          </draw:text-box>
        </draw:frame>
        <draw:frame draw:style-name="gr10" draw:text-style-name="P7" draw:id="id4" draw:layer="layout" svg:width="10.086cm" svg:height="2.132cm" svg:x="19.273cm" svg:y="17.554cm">
          <draw:text-box>
            <text:p text:style-name="P1"><text:span text:style-name="T4">Metodología Para la Transferenica Tecnológica en el Área de Sistemas Embebidos</text:span></text:p>
          </draw:text-box>
          <draw:glue-point draw:id="4" svg:x="0.844cm" svg:y="1.139cm"/>
          <draw:glue-point draw:id="5" svg:x="1.997cm" svg:y="-1.083cm"/>
          <draw:glue-point draw:id="6" svg:x="1.676cm" svg:y="-3.47cm"/>
          <draw:glue-point draw:id="7" svg:x="2.292cm" svg:y="-4.587cm"/>
        </draw:frame>
        <draw:connector draw:style-name="gr11" draw:text-style-name="P1" draw:layer="layout" svg:x1="24.322cm" svg:y1="16.611cm" svg:x2="24.316cm" svg:y2="17.554cm" draw:start-shape="id3" draw:start-glue-point="2" draw:end-shape="id4" draw:end-glue-point="0" svg:d="m24322 16611v471h-6v472">
          <text:p/>
        </draw:connector>
        <draw:frame draw:style-name="gr12" draw:text-style-name="P8" draw:id="id8" draw:layer="layout" svg:width="6.628cm" svg:height="1.039cm" svg:x="1.717cm" svg:y="11.176cm">
          <draw:text-box>
            <text:p text:style-name="P3"><text:span text:style-name="T5">En la industria</text:span></text:p>
            <text:p text:style-name="P3"><text:span text:style-name="T5">(Creación de empresa)</text:span></text:p>
          </draw:text-box>
        </draw:frame>
        <draw:frame draw:style-name="gr13" draw:text-style-name="P10" draw:id="id6" draw:layer="layout" svg:width="6.628cm" svg:height="5.393cm" svg:x="11.252cm" svg:y="10.575cm">
          <draw:text-box>
            <text:list text:style-name="L1">
              <text:list-item>
                <text:p text:style-name="P9"><text:span text:style-name="T6">Estudio de Metodologías de Diseño</text:span></text:p>
              </text:list-item>
              <text:list-item>
                <text:p text:style-name="P9"><text:span text:style-name="T6">Ingeniería Inversa.</text:span></text:p>
              </text:list-item>
              <text:list-item>
                <text:p text:style-name="P9"><text:span text:style-name="T6">Exploración de herramientas abiertas.</text:span></text:p>
              </text:list-item>
              <text:list-item>
                <text:p text:style-name="P9"><text:span text:style-name="T6">Diseño, fabricación y programación de plataformas propias</text:span></text:p>
              </text:list-item>
              <text:list-item>
                <text:p text:style-name="P9"><text:span text:style-name="T6">Estudio de Linux como herramienta para el desarrollo de aplicaciones</text:span></text:p>
              </text:list-item>
              <text:list-item>
                <text:p text:style-name="P9"><text:span text:style-name="T6">Creación de conocimiento base para un recurso de bien común: Plataformas abiertas para el desarrollo de sistemas embebidos</text:span></text:p>
              </text:list-item>
            </text:list>
            <text:p text:style-name="P9"><text:span text:style-name="T6"/></text:p>
          </draw:text-box>
        </draw:frame>
        <draw:frame draw:style-name="gr12" draw:text-style-name="P8" draw:id="id9" draw:layer="layout" svg:width="6.628cm" svg:height="1.039cm" svg:x="1.717cm" svg:y="13.483cm">
          <draw:text-box>
            <text:p text:style-name="P3"><text:span text:style-name="T5">En la Academia</text:span></text:p>
            <text:p text:style-name="P3"><text:span text:style-name="T5">(Evaluación de Planes de Estudio)</text:span></text:p>
          </draw:text-box>
        </draw:frame>
        <draw:connector draw:style-name="gr14" draw:text-style-name="P1" draw:layer="layout" draw:type="lines" svg:x1="14.563cm" svg:y1="9.316cm" svg:x2="14.566cm" svg:y2="10.575cm" draw:start-shape="id5" draw:start-glue-point="2" draw:end-shape="id6" draw:end-glue-point="0" svg:d="m14563 9316v500l3 258v501">
          <text:p/>
        </draw:connector>
        <draw:connector draw:style-name="gr14" draw:text-style-name="P1" draw:layer="layout" svg:x1="5.022cm" svg:y1="9.862cm" svg:x2="5.031cm" svg:y2="11.176cm" draw:start-shape="id7" draw:start-glue-point="2" draw:end-shape="id8" draw:end-glue-point="0" svg:d="m5022 9862v657h9v657">
          <text:p/>
        </draw:connector>
        <draw:connector draw:style-name="gr14" draw:text-style-name="P1" draw:layer="layout" svg:x1="5.031cm" svg:y1="12.215cm" svg:x2="5.031cm" svg:y2="13.483cm" draw:start-shape="id8" draw:start-glue-point="2" draw:end-shape="id9" draw:end-glue-point="0" svg:d="m5031 12215v1268">
          <text:p/>
        </draw:connector>
        <draw:connector draw:style-name="gr15" draw:text-style-name="P1" draw:layer="layout" svg:x1="14.566cm" svg:y1="15.968cm" svg:x2="13.021cm" svg:y2="17.89cm" draw:start-shape="id6" draw:start-glue-point="2" draw:end-shape="id10" draw:end-glue-point="1" svg:d="m14566 15968v1922h-1545">
          <text:p/>
        </draw:connector>
        <draw:connector draw:style-name="gr15" draw:text-style-name="P1" draw:layer="layout" svg:x1="5.031cm" svg:y1="14.522cm" svg:x2="7.074cm" svg:y2="17.89cm" draw:start-shape="id9" draw:start-glue-point="2" draw:end-shape="id10" draw:end-glue-point="3" svg:d="m5031 14522v3368h2043">
          <text:p/>
        </draw:connector>
        <draw:connector draw:style-name="gr16" draw:text-style-name="P1" draw:layer="layout" svg:x1="18.35cm" svg:y1="18.588cm" svg:x2="19.273cm" svg:y2="18.62cm" draw:start-shape="id1" draw:start-glue-point="4" draw:end-shape="id4" draw:end-glue-point="3" svg:d="m18350 18588h462v32h46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60%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 draw:shadow-opacity="6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0-05-05T16:34:17</meta:creation-date>
    <dc:date>2010-05-21T10:59:43</dc:date>
    <dc:creator>Carlos Camargo</dc:creator>
    <meta:editing-duration>PT30H32M39S</meta:editing-duration>
    <meta:editing-cycles>154</meta:editing-cycles>
    <meta:generator>OpenOffice.org/3.2$Linux OpenOffice.org_project/320m12$Build-9483</meta:generator>
    <meta:printed-by>Carlos Camargo</meta:printed-by>
    <meta:print-date>2010-05-06T17:11:12</meta:print-date>
    <meta:document-statistic meta:object-count="23"/>
  </office:meta>
</office:document-meta>
</file>